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FB0000036763149BAB47739099.png" manifest:media-type="image/png"/>
  <manifest:file-entry manifest:full-path="Pictures/10000001000004BF0000038F1F9968357C89EF57.png" manifest:media-type="image/png"/>
  <manifest:file-entry manifest:full-path="Pictures/10000001000005120000034D4455A4FB135DFC03.png" manifest:media-type="image/png"/>
  <manifest:file-entry manifest:full-path="Pictures/1000000100000548000003040BD93981B042E969.png" manifest:media-type="image/png"/>
  <manifest:file-entry manifest:full-path="Pictures/100000010000052A0000034A3956F5071188F7EB.png" manifest:media-type="image/png"/>
  <manifest:file-entry manifest:full-path="Pictures/10000001000004A90000037A6AA7EA9C8AB3EC22.png" manifest:media-type="image/png"/>
  <manifest:file-entry manifest:full-path="Pictures/100000010000047B000002EF48CC13D15300B456.png" manifest:media-type="image/png"/>
  <manifest:file-entry manifest:full-path="Pictures/10000001000004BA000003482B5D1FF18D345EB0.png" manifest:media-type="image/png"/>
  <manifest:file-entry manifest:full-path="Pictures/1000000100000493000003447A8A29F05EC4DED2.png" manifest:media-type="image/png"/>
  <manifest:file-entry manifest:full-path="Pictures/10000001000005B00000037C2C73E27727E4E44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width="6.9252in" svg:height="3.939in" draw:z-index="0"><draw:image xlink:href="Pictures/10000001000005FB0000036763149BAB47739099.png" xlink:type="simple" xlink:show="embed" xlink:actuate="onLoad" draw:mime-type="image/png"/></draw:frame><text:s text:c="4"/></text:p>
      <text:p text:style-name="Standard"/>
      <text:p text:style-name="Standard"><draw:frame draw:style-name="fr3" draw:name="Image2" text:anchor-type="char" svg:width="6.3154in" svg:height="4.7354in" draw:z-index="1"><draw:image xlink:href="Pictures/10000001000004BF0000038F1F9968357C89EF57.png" xlink:type="simple" xlink:show="embed" xlink:actuate="onLoad" draw:mime-type="image/png"/></draw:frame><text:s text:c="4"/></text:p>
      <text:p text:style-name="Standard"/>
      <text:p text:style-name="Standard"><draw:frame draw:style-name="fr1" draw:name="Image3" text:anchor-type="char" svg:width="6.9252in" svg:height="4.5083in" draw:z-index="2"><draw:image xlink:href="Pictures/10000001000005120000034D4455A4FB135DFC03.png" xlink:type="simple" xlink:show="embed" xlink:actuate="onLoad" draw:mime-type="image/png"/></draw:frame><text:soft-page-break/><text:s text:c="3"/></text:p>
      <text:p text:style-name="Standard"/>
      <text:p text:style-name="Standard"/>
      <text:p text:style-name="Standard"><draw:frame draw:style-name="fr3" draw:name="Image4" text:anchor-type="char" svg:width="5.5118in" svg:height="3.5098in" draw:z-index="3"><draw:image xlink:href="Pictures/100000010000052A0000034A3956F5071188F7EB.png" xlink:type="simple" xlink:show="embed" xlink:actuate="onLoad" draw:mime-type="image/png"/></draw:frame><text:s text:c="3"/></text:p>
      <text:p text:style-name="Standard"/>
      <text:p text:style-name="Standard"><draw:frame draw:style-name="fr5" draw:name="Image5" text:anchor-type="char" svg:width="6.9252in" svg:height="5.1654in" draw:z-index="4"><draw:image xlink:href="Pictures/10000001000004A90000037A6AA7EA9C8AB3EC22.png" xlink:type="simple" xlink:show="embed" xlink:actuate="onLoad" draw:mime-type="image/png"/></draw:frame><text:soft-page-break/><text:s text:c="2"/></text:p>
      <text:p text:style-name="Standard"><draw:frame draw:style-name="fr3" draw:name="Image6" text:anchor-type="char" svg:width="6.2409in" svg:height="3.5638in" draw:z-index="5"><draw:image xlink:href="Pictures/1000000100000548000003040BD93981B042E969.png" xlink:type="simple" xlink:show="embed" xlink:actuate="onLoad" draw:mime-type="image/png"/></draw:frame><text:s text:c="2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Image7" text:anchor-type="char" svg:x="0.1965in" svg:y="-0.2429in" svg:width="6.2807in" svg:height="3.3217in" draw:z-index="6"><draw:image xlink:href="Pictures/100000010000047B000002EF48CC13D15300B456.png" xlink:type="simple" xlink:show="embed" xlink:actuate="onLoad" draw:mime-type="image/png"/></draw:frame><text:s text:c="4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8" text:anchor-type="char" svg:width="5.2339in" svg:height="3.6335in" draw:z-index="7"><draw:image xlink:href="Pictures/10000001000004BA000003482B5D1FF18D345EB0.png" xlink:type="simple" xlink:show="embed" xlink:actuate="onLoad" draw:mime-type="image/png"/></draw:frame><text:s text:c="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9" text:anchor-type="char" svg:width="5.2598in" svg:height="3.7547in" draw:z-index="8"><draw:image xlink:href="Pictures/1000000100000493000003447A8A29F05EC4DE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width="6.9252in" svg:height="4.2425in" draw:z-index="9"><draw:image xlink:href="Pictures/10000001000005B00000037C2C73E27727E4E44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6T20:05:06.180000000</meta:creation-date>
    <dc:date>2026-01-26T22:17:06.413000000</dc:date>
    <meta:editing-duration>PT2H12M</meta:editing-duration>
    <meta:editing-cycles>1</meta:editing-cycles>
    <meta:document-statistic meta:table-count="0" meta:image-count="10" meta:object-count="0" meta:page-count="5" meta:paragraph-count="8" meta:word-count="0" meta:character-count="93" meta:non-whitespace-character-count="0"/>
    <meta:generator>LibreOffice/7.5.1.2$Windows_X86_64 LibreOffice_project/fcbaee479e84c6cd81291587d2ee68cba099e129</meta:generator>
  </office:meta>
</office:document-meta>
</file>